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LoaderClassLoadHelper.loadClass( String name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aderClassLoadHelp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LoaderClassLoadHelper.loa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LoaderClassLoadHelper.ResourceLoaderClassLoadHelper( @ Nullable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aderClassLoadHelp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LoaderClassLoadHelper.getResourceAsStream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LoaderClassLoadHelper.ResourceLoaderClassLoad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LoaderClassLoadHelper.getResourc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